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s" fo:country="AR"/>
    </style:style>
    <style:style style:name="P2" style:parent-style-name="Standard" style:family="paragraph">
      <style:text-properties fo:language="es" fo:country="AR"/>
    </style:style>
    <style:style style:name="P3" style:parent-style-name="Standard" style:family="paragraph">
      <style:text-properties fo:font-weight="bold" style:font-weight-asian="bold" style:font-weight-complex="bold" fo:language="es" fo:country="AR"/>
    </style:style>
    <style:style style:name="P4" style:parent-style-name="Standard" style:family="paragraph">
      <style:text-properties fo:language="es" fo:country="AR"/>
    </style:style>
    <style:style style:name="P5" style:parent-style-name="Standard" style:family="paragraph">
      <style:text-properties fo:language="es" fo:country="AR"/>
    </style:style>
    <style:style style:name="P6" style:parent-style-name="Standard" style:family="paragraph">
      <style:text-properties fo:language="es" fo:country="AR"/>
    </style:style>
    <style:style style:name="P7" style:parent-style-name="Standard" style:family="paragraph">
      <style:text-properties fo:language="es" fo:country="AR"/>
    </style:style>
    <style:style style:name="P8" style:parent-style-name="Standard" style:family="paragraph">
      <style:text-properties fo:language="es" fo:country="AR"/>
    </style:style>
    <style:style style:name="P9" style:parent-style-name="Standard" style:family="paragraph">
      <style:text-properties fo:language="es" fo:country="AR"/>
    </style:style>
    <style:style style:name="P10" style:parent-style-name="Standard" style:family="paragraph">
      <style:text-properties fo:language="es" fo:country="AR"/>
    </style:style>
    <style:style style:name="P11" style:parent-style-name="Standard" style:family="paragraph">
      <style:text-properties fo:language="es" fo:country="AR"/>
    </style:style>
    <style:style style:name="P12" style:parent-style-name="Standard" style:family="paragraph">
      <style:text-properties fo:language="es" fo:country="AR"/>
    </style:style>
    <style:style style:name="P13" style:parent-style-name="Standard" style:family="paragraph">
      <style:text-properties fo:language="es" fo:country="AR"/>
    </style:style>
    <style:style style:name="P14" style:parent-style-name="Standard" style:family="paragraph">
      <style:text-properties fo:language="es" fo:country="AR"/>
    </style:style>
    <style:style style:name="P15" style:parent-style-name="Standard" style:family="paragraph">
      <style:text-properties fo:language="es" fo:country="AR"/>
    </style:style>
    <style:style style:name="P16" style:parent-style-name="Standard" style:family="paragraph">
      <style:text-properties fo:font-weight="bold" style:font-weight-asian="bold" style:font-weight-complex="bold" fo:language="es" fo:country="AR"/>
    </style:style>
    <style:style style:name="P17" style:parent-style-name="Standard" style:family="paragraph">
      <style:text-properties fo:language="es" fo:country="AR"/>
    </style:style>
    <style:style style:name="P18" style:parent-style-name="Standard" style:family="paragraph">
      <style:text-properties fo:language="es" fo:country="AR"/>
    </style:style>
    <style:style style:name="P19" style:parent-style-name="Standard" style:family="paragraph">
      <style:text-properties fo:language="es" fo:country="AR"/>
    </style:style>
    <style:style style:name="P20" style:parent-style-name="Standard" style:family="paragraph">
      <style:text-properties fo:language="es" fo:country="AR"/>
    </style:style>
    <style:style style:name="P21" style:parent-style-name="Standard" style:family="paragraph">
      <style:text-properties fo:language="es" fo:country="AR"/>
    </style:style>
    <style:style style:name="P22" style:parent-style-name="Standard" style:family="paragraph">
      <style:text-properties fo:language="es" fo:country="AR"/>
    </style:style>
    <style:style style:name="P23" style:parent-style-name="Standard" style:family="paragraph">
      <style:text-properties fo:language="es" fo:country="AR"/>
    </style:style>
    <style:style style:name="P24" style:parent-style-name="Standard" style:family="paragraph">
      <style:text-properties fo:language="es" fo:country="AR"/>
    </style:style>
    <style:style style:name="P25" style:parent-style-name="Standard" style:family="paragraph">
      <style:text-properties fo:language="es" fo:country="AR"/>
    </style:style>
    <style:style style:name="P26" style:parent-style-name="Standard" style:family="paragraph">
      <style:text-properties fo:language="es" fo:country="AR"/>
    </style:style>
    <style:style style:name="P27" style:parent-style-name="Standard" style:family="paragraph">
      <style:text-properties fo:language="es" fo:country="AR"/>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language="es" fo:country="AR"/>
    </style:style>
    <style:style style:name="P30" style:parent-style-name="Standard" style:family="paragraph">
      <style:text-properties fo:language="es" fo:country="AR"/>
    </style:style>
    <style:style style:name="P31" style:parent-style-name="Standard" style:family="paragraph">
      <style:text-properties fo:language="es" fo:country="AR"/>
    </style:style>
    <style:style style:name="P32" style:parent-style-name="Standard" style:family="paragraph">
      <style:text-properties fo:language="es" fo:country="AR"/>
    </style:style>
    <style:style style:name="T33" style:parent-style-name="Fuentedepárrafopredeter." style:family="text">
      <style:text-properties fo:language="es" fo:country="AR"/>
    </style:style>
    <style:style style:name="T34" style:parent-style-name="Fuentedepárrafopredeter." style:family="text">
      <style:text-properties fo:language="es" fo:country="AR"/>
    </style:style>
    <style:style style:name="T35" style:parent-style-name="Fuentedepárrafopredeter." style:family="text">
      <style:text-properties fo:language="es" fo:country="AR"/>
    </style:style>
  </office:automatic-styles>
  <office:body>
    <office:text text:use-soft-page-breaks="true">
      <text:p text:style-name="P1">1) Dada una tabla de personas con los siguientes campos:</text:p>
      <text:p text:style-name="P2"/>
      <text:p text:style-name="Standard">Id (primary key)</text:p>
      <text:p text:style-name="Standard">Name</text:p>
      <text:p text:style-name="Standard">Last Name</text:p>
      <text:p text:style-name="Standard">parent_id (foreign key a sí misma)</text:p>
      <text:p text:style-name="Standard"/>
      <text:p text:style-name="P3">Resolver con un query cómo mostrar todos los pares de Abuelo-Nieto que haya.</text:p>
      <text:p text:style-name="P4"/>
      <text:p text:style-name="P5">2) Una persona es<text:s/>considerada pelirroja si tiene el pelo rojo y todos sus ancestros también tienen el pelo rojo. Definir un método recursivo que reciba un id de persona y un array de personas (donde cada persona tiene id, color_pelo y padre_id) y devuelva un booleano indicando si la persona es o no es pelirroja.</text:p>
      <text:p text:style-name="P6"/>
      <text:p text:style-name="P7">Desarrollar el metodo en javascript (precargando un array de personas con datos de prueba), en una pagina html que tenga un input text donde se ingrese el id de la persona y un boton que, al ser clickeado, muestre un cartel que indique si la persona es o no es pelirroja.</text:p>
      <text:p text:style-name="P8"/>
      <text:p text:style-name="P9">3) Una empresa que se dedica a la venta de productos que ellos mismos fabrican tiene a todos sus vendedores y clientes distribuidos por el país. Actualmente esta empresa no posee ningún sistema de gestión de su información, con lo cual necesita en breve poder implementar un software que le permita, entre otras cosas:</text:p>
      <text:p text:style-name="P10">A-Poder emitir sus facturas de venta y guardar registro de las mismas, pudiendo luego ver por cada factura todos los productos/cantidad/precio de lo que se vendió</text:p>
      <text:p text:style-name="P11">B-Poder saber en todo momento el stock disponible de cada uno de sus productos</text:p>
      <text:p text:style-name="P12">C-Poder saber para un mes en particular, en qué localidad se recaudó más dinero por ventas</text:p>
      <text:p text:style-name="P13">D-Para un mes en particular, poder saber cuáles son los 3<text:s/>vendedores cuyos equipos lograron emitir más facturas. (Los vendedores pueden ser simples vendedores, o a su vez también ser jefe de otros vendedores. Cada vendedor tiene como máximo un solo jefe)</text:p>
      <text:p text:style-name="P14">E-Para una localidad y mes en particular, poder saber qué<text:s/>cliente compró la mayor cantidad de productos</text:p>
      <text:p text:style-name="P15"/>
      <text:p text:style-name="P16">Proponga un Diagrama de Entidad-Relación que soporte la persistencia de información que necesita la empresa</text:p>
      <text:p text:style-name="P17"/>
      <text:p text:style-name="P18">4)<text:s/>Se provee una cadena de caracteres de largo N y una subcadena de largo M. Se desea saber</text:p>
      <text:p text:style-name="P19">cuántas veces aparece la subcadena o un anagrama de la misma dentro de la cadena principal.</text:p>
      <text:p text:style-name="P20"/>
      <text:p text:style-name="P21">Por ejemplo, si se tiene la cadena A y la subcadena B</text:p>
      <text:p text:style-name="P22">A = “hola, que buena ola Laomir”</text:p>
      <text:p text:style-name="P23">B = “OAL”</text:p>
      <text:p text:style-name="P24">El resultado deberá ser 3, dado lo siguiente</text:p>
      <text:p text:style-name="P25">A = “hola, que buena ola Laomir”</text:p>
      <text:p text:style-name="P26"/>
      <text:p text:style-name="P27">Escribir una función<text:s/>que devuelva la cantidad de veces que aparece B en A, o un anagrama de B en A</text:p>
      <text:p text:style-name="Standard"><text:span text:style-name="T28">int solution(String A, String B)<text:s/></text:span></text:p>
      <text:p text:style-name="Standard"/>
      <text:p text:style-name="P29">Asumir:</text:p>
      <text:p text:style-name="P30">1. No hay distinción entre mayúsculas y minúsculas</text:p>
      <text:p text:style-name="P31">2. N &gt; M</text:p>
      <text:p text:style-name="P32">Se puede hacer en Java, Javascript, /ypescript, o algún otro lenguaje de preferencia.</text:p>
      <text:soft-page-break/>
      <text:p text:style-name="Standard"><text:span text:style-name="T33">5</text:span><text:span text:style-name="T34">) Dado un<text:s/></text:span><text:span text:style-name="T35">proyecto ya existente en un repositorio de Git, indique los comandos necesarios para descargarlo localmente, crear una rama propia, subir nuevos cambios y agegarlos a la rama princip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orkia</meta:initial-creator>
    <dc:creator>ftemoli</dc:creator>
    <meta:creation-date>2020-07-27T12:37:00Z</meta:creation-date>
    <dc:date>2020-10-09T16:49:00Z</dc:date>
    <meta:template xlink:href="Normal.dotm" xlink:type="simple"/>
    <meta:editing-cycles>3</meta:editing-cycles>
    <meta:editing-duration>PT240S</meta:editing-duration>
    <meta:document-statistic meta:page-count="2" meta:paragraph-count="5" meta:word-count="424" meta:character-count="2754" meta:row-count="19" meta:non-whitespace-character-count="2335"/>
  </office:meta>
</office:document-meta>
</file>